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Matyáši,</text:p>
      <text:p text:style-name="Normal">v tomto světě plném záhad a tajemství jsme zvláštní dvojice, spojení nejen našimi srdci, ale i našimi hvězdami. Jako Kohouti pod čínským nebem sdílíme dar nejen prozřetelnosti, ale i schopnost stát se na čele myšlenkových průvodů. Tvoje spojení s archandělem Razielem tě obdařilo umem vidět skryté, a spolu nacházíme pravdu ve spleti světových enigmat. V tento den lásky, nechť tvoje cesty bývají osvětleny pochopením hlubších pravd, které společně odhalujeme. Ať naše vzájemná inspirace a sdílené znamení pečetí náš osud stejně jasně, jakým směrem letí paprsky úsvitu.</text:p>
      <text:p text:style-name="Normal">S tímto Valentýnským dnem ti přeji, abys vždycky našel odvahu být ohromující – ve světle, ale i ve stínu, obklopen tajemstvími, s klíčem k jejich rozluštění. Ať spojení našich hvězd přináší štěstí a vede k nečekaným dobrodružstvím, na nichž se naše srdce mohou společně radovat.</text:p>
      <text:p text:style-name="Normal">S úctou a obdivem, k tobě směřuje všechno, co je dobré a krásné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